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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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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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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justify" fo:margin-top="0.125in" fo:margin-bottom="0.125in" fo:line-height="0.4166in"/>
    </style:style>
    <style:style style:name="T2" style:parent-style-name="預設段落字型" style:family="text">
      <style:text-properties style:font-name="標楷體" style:font-name-asian="標楷體" fo:font-weight="bold" style:font-weight-asian="bold" fo:font-size="36pt" style:font-size-asian="36pt" style:font-size-complex="36pt"/>
    </style:style>
    <style:style style:name="T3" style:parent-style-name="預設段落字型" style:family="text">
      <style:text-properties style:font-name="標楷體" style:font-name-asian="標楷體" fo:font-weight="bold" style:font-weight-asian="bold" fo:font-size="36pt" style:font-size-asian="36pt" style:font-size-complex="36pt"/>
    </style:style>
    <style:style style:name="P4" style:parent-style-name="內文" style:family="paragraph">
      <style:paragraph-properties fo:text-align="justify" fo:line-height="0.4166in"/>
      <style:text-properties fo:font-size="20pt" style:font-size-asian="20pt" style:font-size-complex="20pt"/>
    </style:style>
    <style:style style:name="P5" style:parent-style-name="內文" style:family="paragraph">
      <style:paragraph-properties fo:text-align="justify" fo:line-height="0.4166in"/>
      <style:text-properties fo:font-size="20pt" style:font-size-asian="20pt" style:font-size-complex="20pt"/>
    </style:style>
    <style:style style:name="P6" style:parent-style-name="內文" style:family="paragraph">
      <style:paragraph-properties fo:text-align="justify" fo:line-height="0.4166in"/>
      <style:text-properties fo:font-size="20pt" style:font-size-asian="20pt" style:font-size-complex="20pt"/>
    </style:style>
    <style:style style:name="P7" style:parent-style-name="內文" style:family="paragraph">
      <style:paragraph-properties fo:margin-top="0.25in"/>
      <style:text-properties style:font-name-asian="標楷體" fo:font-size="36pt" style:font-size-asian="36pt" style:font-size-complex="36pt"/>
    </style:style>
    <style:style style:name="P8" style:parent-style-name="內文" style:family="paragraph">
      <style:paragraph-properties fo:margin-top="0.25in" fo:line-height="200%"/>
      <style:text-properties style:font-name-asian="標楷體" fo:font-size="36pt" style:font-size-asian="36pt" style:font-size-complex="36pt"/>
    </style:style>
    <style:style style:name="P9" style:parent-style-name="內文" style:family="paragraph">
      <style:paragraph-properties fo:line-height="200%"/>
    </style:style>
    <style:style style:name="T10" style:parent-style-name="預設段落字型" style:family="text">
      <style:text-properties style:font-name="標楷體" style:font-name-asian="標楷體" fo:font-size="32pt" style:font-size-asian="32pt" style:font-size-complex="32pt"/>
    </style:style>
    <style:style style:name="T11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4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5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6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P17" style:parent-style-name="內文" style:family="paragraph">
      <style:paragraph-properties fo:line-height="200%"/>
    </style:style>
    <style:style style:name="T18" style:parent-style-name="預設段落字型" style:family="text">
      <style:text-properties style:font-name="標楷體" style:font-name-asian="標楷體" fo:font-size="32pt" style:font-size-asian="32pt" style:font-size-complex="32pt"/>
    </style:style>
    <style:style style:name="T19" style:parent-style-name="預設段落字型" style:family="text">
      <style:text-properties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0" style:parent-style-name="預設段落字型" style:family="text">
      <style:text-properties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1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2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3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4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5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P26" style:parent-style-name="內文" style:family="paragraph">
      <style:paragraph-properties fo:line-height="200%"/>
    </style:style>
    <style:style style:name="T27" style:parent-style-name="預設段落字型" style:family="text">
      <style:text-properties style:font-name="標楷體" style:font-name-asian="標楷體" fo:font-size="32pt" style:font-size-asian="32pt" style:font-size-complex="32pt"/>
    </style:style>
    <style:style style:name="T28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9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30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31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32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To:</text:span><text:s/><text:span text:style-name="T3">Perry Chan</text:span></text:p>
      <text:p text:style-name="P4">Airtack Freight Limited.</text:p>
      <text:p text:style-name="P5">Flat B, 2/F., Ching Cheong Ind'l Bldg.,1-7 Kwai Cheong Road, Kwai Chung, N.T., H.K.</text:p>
      <text:p text:style-name="P6">Tel :<text:s/>+852-3462-6064</text:p>
      <text:p text:style-name="P7"/>
      <text:p text:style-name="P8">2023臺灣高等教育暨臺式文創小食嘉年華</text:p>
      <text:p text:style-name="P9"><text:span text:style-name="T10">寄送學校名稱：</text:span><text:span text:style-name="T11"><text:s/></text:span><text:span text:style-name="T12"><text:s text:c="2"/></text:span><text:span text:style-name="T13"><text:s text:c="19"/></text:span><text:span text:style-name="T14"><text:s text:c="5"/></text:span><text:span text:style-name="T15"><text:s text:c="2"/></text:span><text:span text:style-name="T16"><text:s/></text:span></text:p>
      <text:p text:style-name="P17"><text:span text:style-name="T18">攤位號碼：</text:span><text:span text:style-name="T19"><text:s text:c="6"/></text:span><text:span text:style-name="T20"><text:s/></text:span><text:span text:style-name="T21"><text:s text:c="5"/></text:span><text:span text:style-name="T22"><text:s text:c="14"/></text:span><text:span text:style-name="T23"><text:s text:c="2"/></text:span><text:span text:style-name="T24"><text:s text:c="5"/></text:span><text:span text:style-name="T25"><text:s/></text:span></text:p>
      <text:p text:style-name="P26"><text:span text:style-name="T27">寄送件數：</text:span><text:span text:style-name="T28"><text:s text:c="2"/>第<text:s/></text:span><text:span text:style-name="T29"><text:s/></text:span><text:span text:style-name="T30"><text:s/>箱，共</text:span><text:span text:style-name="T31"><text:s/></text:span><text:span text:style-name="T32"><text:s text:c="2"/>箱 <text:s text:c="1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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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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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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44in" fo:page-height="8.2687in" style:print-orientation="landscape" fo:margin-top="0.6895in" fo:margin-left="0.9847in" fo:margin-bottom="0.3944in" fo:margin-right="0.9847in" style:num-format="1" style:writing-mode="lr-tb" style:layout-grid-mode="line" style:layout-grid-lines="2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馬來西亞留台校友會聯合總會</dc:title>
    <dc:subject/>
    <meta:initial-creator>NCNU</meta:initial-creator>
    <dc:creator>周楷榕</dc:creator>
    <meta:creation-date>2023-09-05T03:49:00Z</meta:creation-date>
    <dc:date>2023-09-05T03:49:00Z</dc:date>
    <meta:print-date>2017-04-26T02:28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1" meta:character-count="279" meta:row-count="1" meta:non-whitespace-character-count="239"/>
  </office:meta>
</office:document-meta>
</file>